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tter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2.73744882419897E-021" calcext:value-type="float">
            <text:p>2.73744882419897E-21</text:p>
          </table:table-cell>
          <table:table-cell office:value-type="float" office:value="0.0000000000485458691499293" calcext:value-type="float">
            <text:p>4.85458691499293E-11</text:p>
          </table:table-cell>
          <table:table-cell office:value-type="float" office:value="4.75385569915332E-020" calcext:value-type="float">
            <text:p>4.75385569915332E-2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.73744882419897E-021" calcext:value-type="float">
            <text:p>2.73744882419897E-21</text:p>
          </table:table-cell>
          <table:table-cell office:value-type="float" office:value="-1" calcext:value-type="float">
            <text:p>-1</text:p>
          </table:table-cell>
          <table:table-cell office:value-type="float" office:value="0.000000335093413749647" calcext:value-type="float">
            <text:p>3.35093413749647E-07</text:p>
          </table:table-cell>
          <table:table-cell office:value-type="float" office:value="0.50927867804748" calcext:value-type="float">
            <text:p>0.5092786780474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000000000485458691499293" calcext:value-type="float">
            <text:p>4.85458691499293E-11</text:p>
          </table:table-cell>
          <table:table-cell table:style-name="ce1" office:value-type="float" office:value="0.000000335093413749647" calcext:value-type="float">
            <text:p>3.35093413749647E-07</text:p>
          </table:table-cell>
          <table:table-cell office:value-type="float" office:value="-1" calcext:value-type="float">
            <text:p>-1</text:p>
          </table:table-cell>
          <table:table-cell office:value-type="float" office:value="0.00000627580844588788" calcext:value-type="float">
            <text:p>6.27580844588788E-0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.75385569915332E-020" calcext:value-type="float">
            <text:p>4.75385569915332E-20</text:p>
          </table:table-cell>
          <table:table-cell office:value-type="float" office:value="0.50927867804748" calcext:value-type="float">
            <text:p>0.50927867804748</text:p>
          </table:table-cell>
          <table:table-cell table:style-name="ce1" office:value-type="float" office:value="0.00000627580844588788" calcext:value-type="float">
            <text:p>6.27580844588788E-06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5:02:30.141418312</dc:date>
    <meta:editing-duration>PT15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